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week</text:p>
          </table:table-cell>
          <table:table-cell/>
        </table:table-row>
        <table:table-row table:style-name="ro1">
          <table:table-cell office:value-type="date" office:date-value="2004-01-04" calcext:value-type="date">
            <text:p>2004-01-04</text:p>
          </table:table-cell>
          <table:table-cell office:value-type="float" office:value="349831" calcext:value-type="float">
            <text:p>349831</text:p>
          </table:table-cell>
        </table:table-row>
        <table:table-row table:style-name="ro1">
          <table:table-cell office:value-type="date" office:date-value="2004-01-11" calcext:value-type="date">
            <text:p>2004-01-11</text:p>
          </table:table-cell>
          <table:table-cell office:value-type="float" office:value="515417" calcext:value-type="float">
            <text:p>515417</text:p>
          </table:table-cell>
        </table:table-row>
        <table:table-row table:style-name="ro1">
          <table:table-cell office:value-type="date" office:date-value="2004-01-18" calcext:value-type="date">
            <text:p>2004-01-18</text:p>
          </table:table-cell>
          <table:table-cell office:value-type="float" office:value="294669" calcext:value-type="float">
            <text:p>294669</text:p>
          </table:table-cell>
        </table:table-row>
        <table:table-row table:style-name="ro1">
          <table:table-cell office:value-type="date" office:date-value="2004-01-25" calcext:value-type="date">
            <text:p>2004-01-25</text:p>
          </table:table-cell>
          <table:table-cell office:value-type="float" office:value="151219" calcext:value-type="float">
            <text:p>151219</text:p>
          </table:table-cell>
        </table:table-row>
        <table:table-row table:style-name="ro1">
          <table:table-cell office:value-type="date" office:date-value="2004-02-01" calcext:value-type="date">
            <text:p>2004-02-01</text:p>
          </table:table-cell>
          <table:table-cell office:value-type="float" office:value="294218" calcext:value-type="float">
            <text:p>294218</text:p>
          </table:table-cell>
        </table:table-row>
        <table:table-row table:style-name="ro1">
          <table:table-cell office:value-type="date" office:date-value="2004-02-08" calcext:value-type="date">
            <text:p>2004-02-08</text:p>
          </table:table-cell>
          <table:table-cell office:value-type="float" office:value="343417" calcext:value-type="float">
            <text:p>343417</text:p>
          </table:table-cell>
        </table:table-row>
        <table:table-row table:style-name="ro1">
          <table:table-cell office:value-type="date" office:date-value="2004-02-15" calcext:value-type="date">
            <text:p>2004-02-15</text:p>
          </table:table-cell>
          <table:table-cell office:value-type="float" office:value="345225" calcext:value-type="float">
            <text:p>345225</text:p>
          </table:table-cell>
        </table:table-row>
        <table:table-row table:style-name="ro1">
          <table:table-cell office:value-type="date" office:date-value="2004-02-22" calcext:value-type="date">
            <text:p>2004-02-22</text:p>
          </table:table-cell>
          <table:table-cell office:value-type="float" office:value="459113" calcext:value-type="float">
            <text:p>459113</text:p>
          </table:table-cell>
        </table:table-row>
        <table:table-row table:style-name="ro1">
          <table:table-cell office:value-type="date" office:date-value="2004-02-29" calcext:value-type="date">
            <text:p>2004-02-29</text:p>
          </table:table-cell>
          <table:table-cell office:value-type="float" office:value="395816" calcext:value-type="float">
            <text:p>395816</text:p>
          </table:table-cell>
        </table:table-row>
        <table:table-row table:style-name="ro1">
          <table:table-cell office:value-type="date" office:date-value="2004-03-07" calcext:value-type="date">
            <text:p>2004-03-07</text:p>
          </table:table-cell>
          <table:table-cell office:value-type="float" office:value="432383" calcext:value-type="float">
            <text:p>432383</text:p>
          </table:table-cell>
        </table:table-row>
        <table:table-row table:style-name="ro1">
          <table:table-cell office:value-type="date" office:date-value="2004-03-14" calcext:value-type="date">
            <text:p>2004-03-14</text:p>
          </table:table-cell>
          <table:table-cell office:value-type="float" office:value="435468" calcext:value-type="float">
            <text:p>435468</text:p>
          </table:table-cell>
        </table:table-row>
        <table:table-row table:style-name="ro1">
          <table:table-cell office:value-type="date" office:date-value="2004-03-21" calcext:value-type="date">
            <text:p>2004-03-21</text:p>
          </table:table-cell>
          <table:table-cell office:value-type="float" office:value="398988" calcext:value-type="float">
            <text:p>398988</text:p>
          </table:table-cell>
        </table:table-row>
        <table:table-row table:style-name="ro1">
          <table:table-cell office:value-type="date" office:date-value="2004-03-28" calcext:value-type="date">
            <text:p>2004-03-28</text:p>
          </table:table-cell>
          <table:table-cell office:value-type="float" office:value="446626" calcext:value-type="float">
            <text:p>446626</text:p>
          </table:table-cell>
        </table:table-row>
        <table:table-row table:style-name="ro1">
          <table:table-cell office:value-type="date" office:date-value="2004-04-04" calcext:value-type="date">
            <text:p>2004-04-04</text:p>
          </table:table-cell>
          <table:table-cell office:value-type="float" office:value="447490" calcext:value-type="float">
            <text:p>447490</text:p>
          </table:table-cell>
        </table:table-row>
        <table:table-row table:style-name="ro1">
          <table:table-cell office:value-type="date" office:date-value="2004-04-11" calcext:value-type="date">
            <text:p>2004-04-11</text:p>
          </table:table-cell>
          <table:table-cell office:value-type="float" office:value="429596" calcext:value-type="float">
            <text:p>429596</text:p>
          </table:table-cell>
        </table:table-row>
        <table:table-row table:style-name="ro1">
          <table:table-cell office:value-type="date" office:date-value="2004-04-18" calcext:value-type="date">
            <text:p>2004-04-18</text:p>
          </table:table-cell>
          <table:table-cell office:value-type="float" office:value="434194" calcext:value-type="float">
            <text:p>434194</text:p>
          </table:table-cell>
        </table:table-row>
        <table:table-row table:style-name="ro1">
          <table:table-cell office:value-type="date" office:date-value="2004-04-25" calcext:value-type="date">
            <text:p>2004-04-25</text:p>
          </table:table-cell>
          <table:table-cell office:value-type="float" office:value="488948" calcext:value-type="float">
            <text:p>488948</text:p>
          </table:table-cell>
        </table:table-row>
        <table:table-row table:style-name="ro1">
          <table:table-cell office:value-type="date" office:date-value="2004-05-02" calcext:value-type="date">
            <text:p>2004-05-02</text:p>
          </table:table-cell>
          <table:table-cell office:value-type="float" office:value="350934" calcext:value-type="float">
            <text:p>350934</text:p>
          </table:table-cell>
        </table:table-row>
        <table:table-row table:style-name="ro1">
          <table:table-cell office:value-type="date" office:date-value="2004-05-09" calcext:value-type="date">
            <text:p>2004-05-09</text:p>
          </table:table-cell>
          <table:table-cell office:value-type="float" office:value="445504" calcext:value-type="float">
            <text:p>445504</text:p>
          </table:table-cell>
        </table:table-row>
        <table:table-row table:style-name="ro1">
          <table:table-cell office:value-type="date" office:date-value="2004-05-16" calcext:value-type="date">
            <text:p>2004-05-16</text:p>
          </table:table-cell>
          <table:table-cell office:value-type="float" office:value="395011" calcext:value-type="float">
            <text:p>395011</text:p>
          </table:table-cell>
        </table:table-row>
        <table:table-row table:style-name="ro1">
          <table:table-cell office:value-type="date" office:date-value="2004-05-23" calcext:value-type="date">
            <text:p>2004-05-23</text:p>
          </table:table-cell>
          <table:table-cell office:value-type="float" office:value="466361" calcext:value-type="float">
            <text:p>466361</text:p>
          </table:table-cell>
        </table:table-row>
        <table:table-row table:style-name="ro1">
          <table:table-cell office:value-type="date" office:date-value="2004-05-30" calcext:value-type="date">
            <text:p>2004-05-30</text:p>
          </table:table-cell>
          <table:table-cell office:value-type="float" office:value="467730" calcext:value-type="float">
            <text:p>467730</text:p>
          </table:table-cell>
        </table:table-row>
        <table:table-row table:style-name="ro1">
          <table:table-cell office:value-type="date" office:date-value="2004-06-06" calcext:value-type="date">
            <text:p>2004-06-06</text:p>
          </table:table-cell>
          <table:table-cell office:value-type="float" office:value="489856" calcext:value-type="float">
            <text:p>489856</text:p>
          </table:table-cell>
        </table:table-row>
        <table:table-row table:style-name="ro1">
          <table:table-cell office:value-type="date" office:date-value="2004-06-13" calcext:value-type="date">
            <text:p>2004-06-13</text:p>
          </table:table-cell>
          <table:table-cell office:value-type="float" office:value="429936" calcext:value-type="float">
            <text:p>429936</text:p>
          </table:table-cell>
        </table:table-row>
        <table:table-row table:style-name="ro1">
          <table:table-cell office:value-type="date" office:date-value="2004-06-20" calcext:value-type="date">
            <text:p>2004-06-20</text:p>
          </table:table-cell>
          <table:table-cell office:value-type="float" office:value="455780" calcext:value-type="float">
            <text:p>455780</text:p>
          </table:table-cell>
        </table:table-row>
        <table:table-row table:style-name="ro1">
          <table:table-cell office:value-type="date" office:date-value="2004-06-27" calcext:value-type="date">
            <text:p>2004-06-27</text:p>
          </table:table-cell>
          <table:table-cell office:value-type="float" office:value="452402" calcext:value-type="float">
            <text:p>452402</text:p>
          </table:table-cell>
        </table:table-row>
        <table:table-row table:style-name="ro1">
          <table:table-cell office:value-type="date" office:date-value="2004-07-04" calcext:value-type="date">
            <text:p>2004-07-04</text:p>
          </table:table-cell>
          <table:table-cell office:value-type="float" office:value="478839" calcext:value-type="float">
            <text:p>478839</text:p>
          </table:table-cell>
        </table:table-row>
        <table:table-row table:style-name="ro1">
          <table:table-cell office:value-type="date" office:date-value="2004-07-11" calcext:value-type="date">
            <text:p>2004-07-11</text:p>
          </table:table-cell>
          <table:table-cell office:value-type="float" office:value="451618" calcext:value-type="float">
            <text:p>451618</text:p>
          </table:table-cell>
        </table:table-row>
        <table:table-row table:style-name="ro1">
          <table:table-cell office:value-type="date" office:date-value="2004-07-18" calcext:value-type="date">
            <text:p>2004-07-18</text:p>
          </table:table-cell>
          <table:table-cell office:value-type="float" office:value="504131" calcext:value-type="float">
            <text:p>504131</text:p>
          </table:table-cell>
        </table:table-row>
        <table:table-row table:style-name="ro1">
          <table:table-cell office:value-type="date" office:date-value="2004-07-25" calcext:value-type="date">
            <text:p>2004-07-25</text:p>
          </table:table-cell>
          <table:table-cell office:value-type="float" office:value="494973" calcext:value-type="float">
            <text:p>494973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494119" calcext:value-type="float">
            <text:p>494119</text:p>
          </table:table-cell>
        </table:table-row>
        <table:table-row table:style-name="ro1">
          <table:table-cell office:value-type="date" office:date-value="2004-08-08" calcext:value-type="date">
            <text:p>2004-08-08</text:p>
          </table:table-cell>
          <table:table-cell office:value-type="float" office:value="457668" calcext:value-type="float">
            <text:p>457668</text:p>
          </table:table-cell>
        </table:table-row>
        <table:table-row table:style-name="ro1">
          <table:table-cell office:value-type="date" office:date-value="2004-08-15" calcext:value-type="date">
            <text:p>2004-08-15</text:p>
          </table:table-cell>
          <table:table-cell office:value-type="float" office:value="479877" calcext:value-type="float">
            <text:p>479877</text:p>
          </table:table-cell>
        </table:table-row>
        <table:table-row table:style-name="ro1">
          <table:table-cell office:value-type="date" office:date-value="2004-08-22" calcext:value-type="date">
            <text:p>2004-08-22</text:p>
          </table:table-cell>
          <table:table-cell office:value-type="float" office:value="487082" calcext:value-type="float">
            <text:p>487082</text:p>
          </table:table-cell>
        </table:table-row>
        <table:table-row table:style-name="ro1">
          <table:table-cell office:value-type="date" office:date-value="2004-08-29" calcext:value-type="date">
            <text:p>2004-08-29</text:p>
          </table:table-cell>
          <table:table-cell office:value-type="float" office:value="471498" calcext:value-type="float">
            <text:p>471498</text:p>
          </table:table-cell>
        </table:table-row>
        <table:table-row table:style-name="ro1">
          <table:table-cell office:value-type="date" office:date-value="2004-09-05" calcext:value-type="date">
            <text:p>2004-09-05</text:p>
          </table:table-cell>
          <table:table-cell office:value-type="float" office:value="453345" calcext:value-type="float">
            <text:p>453345</text:p>
          </table:table-cell>
        </table:table-row>
        <table:table-row table:style-name="ro1">
          <table:table-cell office:value-type="date" office:date-value="2004-09-12" calcext:value-type="date">
            <text:p>2004-09-12</text:p>
          </table:table-cell>
          <table:table-cell office:value-type="float" office:value="502044" calcext:value-type="float">
            <text:p>502044</text:p>
          </table:table-cell>
        </table:table-row>
        <table:table-row table:style-name="ro1">
          <table:table-cell office:value-type="date" office:date-value="2004-09-19" calcext:value-type="date">
            <text:p>2004-09-19</text:p>
          </table:table-cell>
          <table:table-cell office:value-type="float" office:value="504298" calcext:value-type="float">
            <text:p>504298</text:p>
          </table:table-cell>
        </table:table-row>
        <table:table-row table:style-name="ro1">
          <table:table-cell office:value-type="date" office:date-value="2004-09-26" calcext:value-type="date">
            <text:p>2004-09-26</text:p>
          </table:table-cell>
          <table:table-cell office:value-type="float" office:value="486098" calcext:value-type="float">
            <text:p>486098</text:p>
          </table:table-cell>
        </table:table-row>
        <table:table-row table:style-name="ro1">
          <table:table-cell office:value-type="date" office:date-value="2004-10-03" calcext:value-type="date">
            <text:p>2004-10-03</text:p>
          </table:table-cell>
          <table:table-cell office:value-type="float" office:value="340746" calcext:value-type="float">
            <text:p>340746</text:p>
          </table:table-cell>
        </table:table-row>
        <table:table-row table:style-name="ro1">
          <table:table-cell office:value-type="date" office:date-value="2004-10-10" calcext:value-type="date">
            <text:p>2004-10-10</text:p>
          </table:table-cell>
          <table:table-cell office:value-type="float" office:value="484456" calcext:value-type="float">
            <text:p>484456</text:p>
          </table:table-cell>
        </table:table-row>
        <table:table-row table:style-name="ro1">
          <table:table-cell office:value-type="date" office:date-value="2004-10-17" calcext:value-type="date">
            <text:p>2004-10-17</text:p>
          </table:table-cell>
          <table:table-cell office:value-type="float" office:value="519279" calcext:value-type="float">
            <text:p>519279</text:p>
          </table:table-cell>
        </table:table-row>
        <table:table-row table:style-name="ro1">
          <table:table-cell office:value-type="date" office:date-value="2004-10-24" calcext:value-type="date">
            <text:p>2004-10-24</text:p>
          </table:table-cell>
          <table:table-cell office:value-type="float" office:value="502528" calcext:value-type="float">
            <text:p>502528</text:p>
          </table:table-cell>
        </table:table-row>
        <table:table-row table:style-name="ro1">
          <table:table-cell office:value-type="date" office:date-value="2004-10-31" calcext:value-type="date">
            <text:p>2004-10-31</text:p>
          </table:table-cell>
          <table:table-cell office:value-type="float" office:value="380413" calcext:value-type="float">
            <text:p>380413</text:p>
          </table:table-cell>
        </table:table-row>
        <table:table-row table:style-name="ro1">
          <table:table-cell office:value-type="date" office:date-value="2004-11-07" calcext:value-type="date">
            <text:p>2004-11-07</text:p>
          </table:table-cell>
          <table:table-cell office:value-type="float" office:value="351802" calcext:value-type="float">
            <text:p>351802</text:p>
          </table:table-cell>
        </table:table-row>
        <table:table-row table:style-name="ro1">
          <table:table-cell office:value-type="date" office:date-value="2004-11-14" calcext:value-type="date">
            <text:p>2004-11-14</text:p>
          </table:table-cell>
          <table:table-cell office:value-type="float" office:value="379921" calcext:value-type="float">
            <text:p>379921</text:p>
          </table:table-cell>
        </table:table-row>
        <table:table-row table:style-name="ro1">
          <table:table-cell office:value-type="date" office:date-value="2004-11-21" calcext:value-type="date">
            <text:p>2004-11-21</text:p>
          </table:table-cell>
          <table:table-cell office:value-type="float" office:value="361776" calcext:value-type="float">
            <text:p>361776</text:p>
          </table:table-cell>
        </table:table-row>
        <table:table-row table:style-name="ro1">
          <table:table-cell office:value-type="date" office:date-value="2004-11-28" calcext:value-type="date">
            <text:p>2004-11-28</text:p>
          </table:table-cell>
          <table:table-cell office:value-type="float" office:value="360041" calcext:value-type="float">
            <text:p>360041</text:p>
          </table:table-cell>
        </table:table-row>
        <table:table-row table:style-name="ro1">
          <table:table-cell office:value-type="date" office:date-value="2004-12-05" calcext:value-type="date">
            <text:p>2004-12-05</text:p>
          </table:table-cell>
          <table:table-cell office:value-type="float" office:value="362345" calcext:value-type="float">
            <text:p>362345</text:p>
          </table:table-cell>
        </table:table-row>
        <table:table-row table:style-name="ro1">
          <table:table-cell office:value-type="date" office:date-value="2004-12-12" calcext:value-type="date">
            <text:p>2004-12-12</text:p>
          </table:table-cell>
          <table:table-cell office:value-type="float" office:value="341923" calcext:value-type="float">
            <text:p>341923</text:p>
          </table:table-cell>
        </table:table-row>
        <table:table-row table:style-name="ro1">
          <table:table-cell office:value-type="date" office:date-value="2004-12-19" calcext:value-type="date">
            <text:p>2004-12-19</text:p>
          </table:table-cell>
          <table:table-cell office:value-type="float" office:value="328675" calcext:value-type="float">
            <text:p>328675</text:p>
          </table:table-cell>
        </table:table-row>
        <table:table-row table:style-name="ro1">
          <table:table-cell office:value-type="date" office:date-value="2004-12-26" calcext:value-type="date">
            <text:p>2004-12-26</text:p>
          </table:table-cell>
          <table:table-cell office:value-type="float" office:value="328139" calcext:value-type="float">
            <text:p>328139</text:p>
          </table:table-cell>
        </table:table-row>
        <table:table-row table:style-name="ro1">
          <table:table-cell office:value-type="date" office:date-value="2005-01-02" calcext:value-type="date">
            <text:p>2005-01-02</text:p>
          </table:table-cell>
          <table:table-cell office:value-type="float" office:value="509271" calcext:value-type="float">
            <text:p>509271</text:p>
          </table:table-cell>
        </table:table-row>
        <table:table-row table:style-name="ro1">
          <table:table-cell office:value-type="date" office:date-value="2005-01-09" calcext:value-type="date">
            <text:p>2005-01-09</text:p>
          </table:table-cell>
          <table:table-cell office:value-type="float" office:value="596626" calcext:value-type="float">
            <text:p>596626</text:p>
          </table:table-cell>
        </table:table-row>
        <table:table-row table:style-name="ro1">
          <table:table-cell office:value-type="date" office:date-value="2005-01-16" calcext:value-type="date">
            <text:p>2005-01-16</text:p>
          </table:table-cell>
          <table:table-cell office:value-type="float" office:value="654546" calcext:value-type="float">
            <text:p>654546</text:p>
          </table:table-cell>
        </table:table-row>
        <table:table-row table:style-name="ro1">
          <table:table-cell office:value-type="date" office:date-value="2005-01-23" calcext:value-type="date">
            <text:p>2005-01-23</text:p>
          </table:table-cell>
          <table:table-cell office:value-type="float" office:value="615998" calcext:value-type="float">
            <text:p>615998</text:p>
          </table:table-cell>
        </table:table-row>
        <table:table-row table:style-name="ro1">
          <table:table-cell office:value-type="date" office:date-value="2005-01-30" calcext:value-type="date">
            <text:p>2005-01-30</text:p>
          </table:table-cell>
          <table:table-cell office:value-type="float" office:value="829606" calcext:value-type="float">
            <text:p>829606</text:p>
          </table:table-cell>
        </table:table-row>
        <table:table-row table:style-name="ro1">
          <table:table-cell office:value-type="date" office:date-value="2005-02-06" calcext:value-type="date">
            <text:p>2005-02-06</text:p>
          </table:table-cell>
          <table:table-cell office:value-type="float" office:value="327067" calcext:value-type="float">
            <text:p>327067</text:p>
          </table:table-cell>
        </table:table-row>
        <table:table-row table:style-name="ro1">
          <table:table-cell office:value-type="date" office:date-value="2005-02-13" calcext:value-type="date">
            <text:p>2005-02-13</text:p>
          </table:table-cell>
          <table:table-cell office:value-type="float" office:value="478614" calcext:value-type="float">
            <text:p>478614</text:p>
          </table:table-cell>
        </table:table-row>
        <table:table-row table:style-name="ro1">
          <table:table-cell office:value-type="date" office:date-value="2005-02-20" calcext:value-type="date">
            <text:p>2005-02-20</text:p>
          </table:table-cell>
          <table:table-cell office:value-type="float" office:value="460628" calcext:value-type="float">
            <text:p>460628</text:p>
          </table:table-cell>
        </table:table-row>
        <table:table-row table:style-name="ro1">
          <table:table-cell office:value-type="date" office:date-value="2005-02-27" calcext:value-type="date">
            <text:p>2005-02-27</text:p>
          </table:table-cell>
          <table:table-cell office:value-type="float" office:value="445736" calcext:value-type="float">
            <text:p>445736</text:p>
          </table:table-cell>
        </table:table-row>
        <table:table-row table:style-name="ro1">
          <table:table-cell office:value-type="date" office:date-value="2005-03-06" calcext:value-type="date">
            <text:p>2005-03-06</text:p>
          </table:table-cell>
          <table:table-cell office:value-type="float" office:value="410606" calcext:value-type="float">
            <text:p>410606</text:p>
          </table:table-cell>
        </table:table-row>
        <table:table-row table:style-name="ro1">
          <table:table-cell office:value-type="date" office:date-value="2005-03-13" calcext:value-type="date">
            <text:p>2005-03-13</text:p>
          </table:table-cell>
          <table:table-cell office:value-type="float" office:value="407174" calcext:value-type="float">
            <text:p>407174</text:p>
          </table:table-cell>
        </table:table-row>
        <table:table-row table:style-name="ro1">
          <table:table-cell office:value-type="date" office:date-value="2005-03-20" calcext:value-type="date">
            <text:p>2005-03-20</text:p>
          </table:table-cell>
          <table:table-cell office:value-type="float" office:value="406487" calcext:value-type="float">
            <text:p>406487</text:p>
          </table:table-cell>
        </table:table-row>
        <table:table-row table:style-name="ro1">
          <table:table-cell office:value-type="date" office:date-value="2005-03-27" calcext:value-type="date">
            <text:p>2005-03-27</text:p>
          </table:table-cell>
          <table:table-cell office:value-type="float" office:value="397364" calcext:value-type="float">
            <text:p>397364</text:p>
          </table:table-cell>
        </table:table-row>
        <table:table-row table:style-name="ro1">
          <table:table-cell office:value-type="date" office:date-value="2005-04-03" calcext:value-type="date">
            <text:p>2005-04-03</text:p>
          </table:table-cell>
          <table:table-cell office:value-type="float" office:value="373880" calcext:value-type="float">
            <text:p>373880</text:p>
          </table:table-cell>
        </table:table-row>
        <table:table-row table:style-name="ro1">
          <table:table-cell office:value-type="date" office:date-value="2005-04-10" calcext:value-type="date">
            <text:p>2005-04-10</text:p>
          </table:table-cell>
          <table:table-cell office:value-type="float" office:value="408144" calcext:value-type="float">
            <text:p>408144</text:p>
          </table:table-cell>
        </table:table-row>
        <table:table-row table:style-name="ro1">
          <table:table-cell office:value-type="date" office:date-value="2005-04-17" calcext:value-type="date">
            <text:p>2005-04-17</text:p>
          </table:table-cell>
          <table:table-cell office:value-type="float" office:value="398452" calcext:value-type="float">
            <text:p>398452</text:p>
          </table:table-cell>
        </table:table-row>
        <table:table-row table:style-name="ro1">
          <table:table-cell office:value-type="date" office:date-value="2005-04-24" calcext:value-type="date">
            <text:p>2005-04-24</text:p>
          </table:table-cell>
          <table:table-cell office:value-type="float" office:value="513939" calcext:value-type="float">
            <text:p>513939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81518" calcext:value-type="float">
            <text:p>181518</text:p>
          </table:table-cell>
        </table:table-row>
        <table:table-row table:style-name="ro1">
          <table:table-cell office:value-type="date" office:date-value="2005-05-08" calcext:value-type="date">
            <text:p>2005-05-08</text:p>
          </table:table-cell>
          <table:table-cell office:value-type="float" office:value="488835" calcext:value-type="float">
            <text:p>488835</text:p>
          </table:table-cell>
        </table:table-row>
        <table:table-row table:style-name="ro1">
          <table:table-cell office:value-type="date" office:date-value="2005-05-15" calcext:value-type="date">
            <text:p>2005-05-15</text:p>
          </table:table-cell>
          <table:table-cell office:value-type="float" office:value="473660" calcext:value-type="float">
            <text:p>473660</text:p>
          </table:table-cell>
        </table:table-row>
        <table:table-row table:style-name="ro1">
          <table:table-cell office:value-type="date" office:date-value="2005-05-22" calcext:value-type="date">
            <text:p>2005-05-22</text:p>
          </table:table-cell>
          <table:table-cell office:value-type="float" office:value="436502" calcext:value-type="float">
            <text:p>436502</text:p>
          </table:table-cell>
        </table:table-row>
        <table:table-row table:style-name="ro1">
          <table:table-cell office:value-type="date" office:date-value="2005-05-29" calcext:value-type="date">
            <text:p>2005-05-29</text:p>
          </table:table-cell>
          <table:table-cell office:value-type="float" office:value="453685" calcext:value-type="float">
            <text:p>453685</text:p>
          </table:table-cell>
        </table:table-row>
        <table:table-row table:style-name="ro1">
          <table:table-cell office:value-type="date" office:date-value="2005-06-05" calcext:value-type="date">
            <text:p>2005-06-05</text:p>
          </table:table-cell>
          <table:table-cell office:value-type="float" office:value="521634" calcext:value-type="float">
            <text:p>521634</text:p>
          </table:table-cell>
        </table:table-row>
        <table:table-row table:style-name="ro1">
          <table:table-cell office:value-type="date" office:date-value="2005-06-12" calcext:value-type="date">
            <text:p>2005-06-12</text:p>
          </table:table-cell>
          <table:table-cell office:value-type="float" office:value="502391" calcext:value-type="float">
            <text:p>502391</text:p>
          </table:table-cell>
        </table:table-row>
        <table:table-row table:style-name="ro1">
          <table:table-cell office:value-type="date" office:date-value="2005-06-19" calcext:value-type="date">
            <text:p>2005-06-19</text:p>
          </table:table-cell>
          <table:table-cell office:value-type="float" office:value="521297" calcext:value-type="float">
            <text:p>521297</text:p>
          </table:table-cell>
        </table:table-row>
        <table:table-row table:style-name="ro1">
          <table:table-cell office:value-type="date" office:date-value="2005-06-26" calcext:value-type="date">
            <text:p>2005-06-26</text:p>
          </table:table-cell>
          <table:table-cell office:value-type="float" office:value="478159" calcext:value-type="float">
            <text:p>478159</text:p>
          </table:table-cell>
        </table:table-row>
        <table:table-row table:style-name="ro1">
          <table:table-cell office:value-type="date" office:date-value="2005-07-03" calcext:value-type="date">
            <text:p>2005-07-03</text:p>
          </table:table-cell>
          <table:table-cell office:value-type="float" office:value="458151" calcext:value-type="float">
            <text:p>458151</text:p>
          </table:table-cell>
        </table:table-row>
        <table:table-row table:style-name="ro1">
          <table:table-cell office:value-type="date" office:date-value="2005-07-10" calcext:value-type="date">
            <text:p>2005-07-10</text:p>
          </table:table-cell>
          <table:table-cell office:value-type="float" office:value="484308" calcext:value-type="float">
            <text:p>484308</text:p>
          </table:table-cell>
        </table:table-row>
        <table:table-row table:style-name="ro1">
          <table:table-cell office:value-type="date" office:date-value="2005-07-17" calcext:value-type="date">
            <text:p>2005-07-17</text:p>
          </table:table-cell>
          <table:table-cell office:value-type="float" office:value="524705" calcext:value-type="float">
            <text:p>524705</text:p>
          </table:table-cell>
        </table:table-row>
        <table:table-row table:style-name="ro1">
          <table:table-cell office:value-type="date" office:date-value="2005-07-24" calcext:value-type="date">
            <text:p>2005-07-24</text:p>
          </table:table-cell>
          <table:table-cell office:value-type="float" office:value="456896" calcext:value-type="float">
            <text:p>456896</text:p>
          </table:table-cell>
        </table:table-row>
        <table:table-row table:style-name="ro1">
          <table:table-cell office:value-type="date" office:date-value="2005-07-31" calcext:value-type="date">
            <text:p>2005-07-31</text:p>
          </table:table-cell>
          <table:table-cell office:value-type="float" office:value="472062" calcext:value-type="float">
            <text:p>472062</text:p>
          </table:table-cell>
        </table:table-row>
        <table:table-row table:style-name="ro1">
          <table:table-cell office:value-type="date" office:date-value="2005-08-07" calcext:value-type="date">
            <text:p>2005-08-07</text:p>
          </table:table-cell>
          <table:table-cell office:value-type="float" office:value="516898" calcext:value-type="float">
            <text:p>516898</text:p>
          </table:table-cell>
        </table:table-row>
        <table:table-row table:style-name="ro1">
          <table:table-cell office:value-type="date" office:date-value="2005-08-14" calcext:value-type="date">
            <text:p>2005-08-14</text:p>
          </table:table-cell>
          <table:table-cell office:value-type="float" office:value="478041" calcext:value-type="float">
            <text:p>478041</text:p>
          </table:table-cell>
        </table:table-row>
        <table:table-row table:style-name="ro1">
          <table:table-cell office:value-type="date" office:date-value="2005-08-21" calcext:value-type="date">
            <text:p>2005-08-21</text:p>
          </table:table-cell>
          <table:table-cell office:value-type="float" office:value="513466" calcext:value-type="float">
            <text:p>513466</text:p>
          </table:table-cell>
        </table:table-row>
        <table:table-row table:style-name="ro1">
          <table:table-cell office:value-type="date" office:date-value="2005-08-28" calcext:value-type="date">
            <text:p>2005-08-28</text:p>
          </table:table-cell>
          <table:table-cell office:value-type="float" office:value="619195" calcext:value-type="float">
            <text:p>619195</text:p>
          </table:table-cell>
        </table:table-row>
        <table:table-row table:style-name="ro1">
          <table:table-cell office:value-type="date" office:date-value="2005-09-04" calcext:value-type="date">
            <text:p>2005-09-04</text:p>
          </table:table-cell>
          <table:table-cell office:value-type="float" office:value="980836" calcext:value-type="float">
            <text:p>980836</text:p>
          </table:table-cell>
        </table:table-row>
        <table:table-row table:style-name="ro1">
          <table:table-cell office:value-type="date" office:date-value="2005-09-11" calcext:value-type="date">
            <text:p>2005-09-11</text:p>
          </table:table-cell>
          <table:table-cell office:value-type="float" office:value="981552" calcext:value-type="float">
            <text:p>981552</text:p>
          </table:table-cell>
        </table:table-row>
        <table:table-row table:style-name="ro1">
          <table:table-cell office:value-type="date" office:date-value="2005-09-18" calcext:value-type="date">
            <text:p>2005-09-18</text:p>
          </table:table-cell>
          <table:table-cell office:value-type="float" office:value="920256" calcext:value-type="float">
            <text:p>920256</text:p>
          </table:table-cell>
        </table:table-row>
        <table:table-row table:style-name="ro1">
          <table:table-cell office:value-type="date" office:date-value="2005-09-25" calcext:value-type="date">
            <text:p>2005-09-25</text:p>
          </table:table-cell>
          <table:table-cell office:value-type="float" office:value="1188470" calcext:value-type="float">
            <text:p>1188470</text:p>
          </table:table-cell>
        </table:table-row>
        <table:table-row table:style-name="ro1">
          <table:table-cell office:value-type="date" office:date-value="2005-10-02" calcext:value-type="date">
            <text:p>2005-10-02</text:p>
          </table:table-cell>
          <table:table-cell office:value-type="float" office:value="484666" calcext:value-type="float">
            <text:p>484666</text:p>
          </table:table-cell>
        </table:table-row>
        <table:table-row table:style-name="ro1">
          <table:table-cell office:value-type="date" office:date-value="2005-10-09" calcext:value-type="date">
            <text:p>2005-10-09</text:p>
          </table:table-cell>
          <table:table-cell office:value-type="float" office:value="908520" calcext:value-type="float">
            <text:p>908520</text:p>
          </table:table-cell>
        </table:table-row>
        <table:table-row table:style-name="ro1">
          <table:table-cell office:value-type="date" office:date-value="2005-10-16" calcext:value-type="date">
            <text:p>2005-10-16</text:p>
          </table:table-cell>
          <table:table-cell office:value-type="float" office:value="919038" calcext:value-type="float">
            <text:p>919038</text:p>
          </table:table-cell>
        </table:table-row>
        <table:table-row table:style-name="ro1">
          <table:table-cell office:value-type="date" office:date-value="2005-10-23" calcext:value-type="date">
            <text:p>2005-10-23</text:p>
          </table:table-cell>
          <table:table-cell office:value-type="float" office:value="946728" calcext:value-type="float">
            <text:p>946728</text:p>
          </table:table-cell>
        </table:table-row>
        <table:table-row table:style-name="ro1">
          <table:table-cell office:value-type="date" office:date-value="2005-10-30" calcext:value-type="date">
            <text:p>2005-10-30</text:p>
          </table:table-cell>
          <table:table-cell office:value-type="float" office:value="826900" calcext:value-type="float">
            <text:p>826900</text:p>
          </table:table-cell>
        </table:table-row>
        <table:table-row table:style-name="ro1">
          <table:table-cell office:value-type="date" office:date-value="2005-11-06" calcext:value-type="date">
            <text:p>2005-11-06</text:p>
          </table:table-cell>
          <table:table-cell office:value-type="float" office:value="866134" calcext:value-type="float">
            <text:p>866134</text:p>
          </table:table-cell>
        </table:table-row>
        <table:table-row table:style-name="ro1">
          <table:table-cell office:value-type="date" office:date-value="2005-11-13" calcext:value-type="date">
            <text:p>2005-11-13</text:p>
          </table:table-cell>
          <table:table-cell office:value-type="float" office:value="978740" calcext:value-type="float">
            <text:p>978740</text:p>
          </table:table-cell>
        </table:table-row>
        <table:table-row table:style-name="ro1">
          <table:table-cell office:value-type="date" office:date-value="2005-11-20" calcext:value-type="date">
            <text:p>2005-11-20</text:p>
          </table:table-cell>
          <table:table-cell office:value-type="float" office:value="1177550" calcext:value-type="float">
            <text:p>1177550</text:p>
          </table:table-cell>
        </table:table-row>
        <table:table-row table:style-name="ro1">
          <table:table-cell office:value-type="date" office:date-value="2005-11-27" calcext:value-type="date">
            <text:p>2005-11-27</text:p>
          </table:table-cell>
          <table:table-cell office:value-type="float" office:value="1188378" calcext:value-type="float">
            <text:p>1188378</text:p>
          </table:table-cell>
        </table:table-row>
        <table:table-row table:style-name="ro1">
          <table:table-cell office:value-type="date" office:date-value="2005-12-04" calcext:value-type="date">
            <text:p>2005-12-04</text:p>
          </table:table-cell>
          <table:table-cell office:value-type="float" office:value="994540" calcext:value-type="float">
            <text:p>994540</text:p>
          </table:table-cell>
        </table:table-row>
        <table:table-row table:style-name="ro1">
          <table:table-cell office:value-type="date" office:date-value="2005-12-11" calcext:value-type="date">
            <text:p>2005-12-11</text:p>
          </table:table-cell>
          <table:table-cell office:value-type="float" office:value="622372" calcext:value-type="float">
            <text:p>622372</text:p>
          </table:table-cell>
        </table:table-row>
        <table:table-row table:style-name="ro1">
          <table:table-cell office:value-type="date" office:date-value="2005-12-18" calcext:value-type="date">
            <text:p>2005-12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5-12-25" calcext:value-type="date">
            <text:p>2005-12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668902" calcext:value-type="float">
            <text:p>668902</text:p>
          </table:table-cell>
        </table:table-row>
        <table:table-row table:style-name="ro1">
          <table:table-cell office:value-type="date" office:date-value="2006-01-08" calcext:value-type="date">
            <text:p>2006-01-08</text:p>
          </table:table-cell>
          <table:table-cell office:value-type="float" office:value="774127" calcext:value-type="float">
            <text:p>774127</text:p>
          </table:table-cell>
        </table:table-row>
        <table:table-row table:style-name="ro1">
          <table:table-cell office:value-type="date" office:date-value="2006-01-15" calcext:value-type="date">
            <text:p>2006-01-15</text:p>
          </table:table-cell>
          <table:table-cell office:value-type="float" office:value="800621" calcext:value-type="float">
            <text:p>800621</text:p>
          </table:table-cell>
        </table:table-row>
        <table:table-row table:style-name="ro1">
          <table:table-cell office:value-type="date" office:date-value="2006-01-22" calcext:value-type="date">
            <text:p>2006-01-22</text:p>
          </table:table-cell>
          <table:table-cell office:value-type="float" office:value="614943" calcext:value-type="float">
            <text:p>614943</text:p>
          </table:table-cell>
        </table:table-row>
        <table:table-row table:style-name="ro1">
          <table:table-cell office:value-type="date" office:date-value="2006-01-29" calcext:value-type="date">
            <text:p>2006-01-29</text:p>
          </table:table-cell>
          <table:table-cell office:value-type="float" office:value="188201" calcext:value-type="float">
            <text:p>188201</text:p>
          </table:table-cell>
        </table:table-row>
        <table:table-row table:style-name="ro1">
          <table:table-cell office:value-type="date" office:date-value="2006-02-05" calcext:value-type="date">
            <text:p>2006-02-05</text:p>
          </table:table-cell>
          <table:table-cell office:value-type="float" office:value="509942" calcext:value-type="float">
            <text:p>509942</text:p>
          </table:table-cell>
        </table:table-row>
        <table:table-row table:style-name="ro1">
          <table:table-cell office:value-type="date" office:date-value="2006-02-12" calcext:value-type="date">
            <text:p>2006-02-12</text:p>
          </table:table-cell>
          <table:table-cell office:value-type="float" office:value="494624" calcext:value-type="float">
            <text:p>494624</text:p>
          </table:table-cell>
        </table:table-row>
        <table:table-row table:style-name="ro1">
          <table:table-cell office:value-type="date" office:date-value="2006-02-19" calcext:value-type="date">
            <text:p>2006-02-19</text:p>
          </table:table-cell>
          <table:table-cell office:value-type="float" office:value="523078" calcext:value-type="float">
            <text:p>523078</text:p>
          </table:table-cell>
        </table:table-row>
        <table:table-row table:style-name="ro1">
          <table:table-cell office:value-type="date" office:date-value="2006-02-26" calcext:value-type="date">
            <text:p>2006-02-26</text:p>
          </table:table-cell>
          <table:table-cell office:value-type="float" office:value="490643" calcext:value-type="float">
            <text:p>490643</text:p>
          </table:table-cell>
        </table:table-row>
        <table:table-row table:style-name="ro1" table:number-rows-repeated="10484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2:14:41.348877958</meta:creation-date>
    <dc:date>2017-05-19T23:00:14.624866832</dc:date>
    <meta:editing-duration>PT35M8S</meta:editing-duration>
    <meta:editing-cycles>10</meta:editing-cycles>
    <meta:generator>LibreOffice/5.1.6.2$Linux_X86_64 LibreOffice_project/10m0$Build-2</meta:generator>
    <meta:document-statistic meta:table-count="1" meta:cell-count="227" meta:object-count="0"/>
  </office:meta>
</office:document-meta>
</file>